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113d" officeooo:paragraph-rsid="0012113d"/>
    </style:style>
    <style:style style:name="P2" style:family="paragraph" style:parent-style-name="Standard">
      <style:paragraph-properties fo:text-align="center" style:justify-single-word="false"/>
      <style:text-properties fo:font-size="26pt" officeooo:rsid="0012113d" officeooo:paragraph-rsid="0012113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Welcome to F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0:24:50.194661408</meta:creation-date>
    <dc:date>2016-07-06T10:26:44.846105330</dc:date>
    <meta:editing-duration>PT1M55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5.0.2.2$Linux_x86 LibreOffice_project/00m0$Build-2</meta:generator>
  </office:meta>
</office:document-meta>
</file>